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2.295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1.10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Dataset name: data/vowel.arff</text:p>
          </table:table-cell>
          <table:table-cell table:number-columns-repeated="5"/>
        </table:table-row>
        <table:table-row table:style-name="ro1">
          <table:table-cell office:value-type="string">
            <text:p>Number of instances: 990</text:p>
          </table:table-cell>
          <table:table-cell table:number-columns-repeated="5"/>
        </table:table-row>
        <table:table-row table:style-name="ro1">
          <table:table-cell office:value-type="string">
            <text:p>Number of attributes: 11</text:p>
          </table:table-cell>
          <table:table-cell table:number-columns-repeated="5"/>
        </table:table-row>
        <table:table-row table:style-name="ro1">
          <table:table-cell office:value-type="string">
            <text:p>Learning algorithm: neuralnet</text:p>
          </table:table-cell>
          <table:table-cell table:number-columns-repeated="5"/>
        </table:table-row>
        <table:table-row table:style-name="ro1">
          <table:table-cell office:value-type="string">
            <text:p>Evaluation method: rando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alculating accuracy on a random hold-out set...</text:p>
          </table:table-cell>
          <table:table-cell table:number-columns-repeated="5"/>
        </table:table-row>
        <table:table-row table:style-name="ro1">
          <table:table-cell office:value-type="string">
            <text:p>Percentage used for training: 0.75</text:p>
          </table:table-cell>
          <table:table-cell table:number-columns-repeated="5"/>
        </table:table-row>
        <table:table-row table:style-name="ro1">
          <table:table-cell office:value-type="string">
            <text:p>Percentage used for testing: 0.25</text:p>
          </table:table-cell>
          <table:table-cell table:number-columns-repeated="5"/>
        </table:table-row>
        <table:table-row table:style-name="ro1">
          <table:table-cell office:value-type="string">
            <text:p>input</text:p>
          </table:table-cell>
          <table:table-cell office:value-type="string">
            <text:p><text:s/>hidden</text:p>
          </table:table-cell>
          <table:table-cell office:value-type="string">
            <text:p><text:s/>hidden layers</text:p>
          </table:table-cell>
          <table:table-cell office:value-type="string">
            <text:p><text:s/>output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Epochs</text:p>
          </table:table-cell>
          <table:table-cell office:value-type="string">
            <text:p><text:s/>Training MSE</text:p>
          </table:table-cell>
          <table:table-cell office:value-type="string">
            <text:p><text:s/>Validation Classification Accuracy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26645545884945">
            <text:p>0.9266455459</text:p>
          </table:table-cell>
          <table:table-cell office:value-type="float" office:value="0.0846774193548387">
            <text:p>0.084677419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0863697878874">
            <text:p>0.9086369788</text:p>
          </table:table-cell>
          <table:table-cell office:value-type="float" office:value="0.141129032258065">
            <text:p>0.141129032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71452779860848">
            <text:p>0.8714527799</text:p>
          </table:table-cell>
          <table:table-cell office:value-type="float" office:value="0.185483870967742">
            <text:p>0.18548387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24652510646573">
            <text:p>0.8246525106</text:p>
          </table:table-cell>
          <table:table-cell office:value-type="float" office:value="0.193548387096774">
            <text:p>0.193548387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99920049585972">
            <text:p>0.7999200496</text:p>
          </table:table-cell>
          <table:table-cell office:value-type="float" office:value="0.286290322580645">
            <text:p>0.286290322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76504820807235">
            <text:p>0.7765048208</text:p>
          </table:table-cell>
          <table:table-cell office:value-type="float" office:value="0.294354838709677">
            <text:p>0.294354838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52633679100642">
            <text:p>0.7526336791</text:p>
          </table:table-cell>
          <table:table-cell office:value-type="float" office:value="0.298387096774194">
            <text:p>0.2983870968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30447746473314">
            <text:p>0.7304477465</text:p>
          </table:table-cell>
          <table:table-cell office:value-type="float" office:value="0.330645161290323">
            <text:p>0.330645161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11490743237429">
            <text:p>0.7114907432</text:p>
          </table:table-cell>
          <table:table-cell office:value-type="float" office:value="0.346774193548387">
            <text:p>0.346774193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95809893907814">
            <text:p>0.6958098939</text:p>
          </table:table-cell>
          <table:table-cell office:value-type="float" office:value="0.362903225806452">
            <text:p>0.3629032258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68277297228788">
            <text:p>0.6827729723</text:p>
          </table:table-cell>
          <table:table-cell office:value-type="float" office:value="0.379032258064516">
            <text:p>0.379032258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71566328574409">
            <text:p>0.6715663286</text:p>
          </table:table-cell>
          <table:table-cell office:value-type="float" office:value="0.387096774193548">
            <text:p>0.387096774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661398044896774">
            <text:p>0.6613980449</text:p>
          </table:table-cell>
          <table:table-cell office:value-type="float" office:value="0.399193548387097">
            <text:p>0.399193548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51685992220797">
            <text:p>0.6516859922</text:p>
          </table:table-cell>
          <table:table-cell office:value-type="float" office:value="0.411290322580645">
            <text:p>0.4112903226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42070610991379">
            <text:p>0.642070611</text:p>
          </table:table-cell>
          <table:table-cell office:value-type="float" office:value="0.423387096774194">
            <text:p>0.423387096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632365441368979">
            <text:p>0.6323654414</text:p>
          </table:table-cell>
          <table:table-cell office:value-type="float" office:value="0.435483870967742">
            <text:p>0.43548387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22512827717889">
            <text:p>0.6225128277</text:p>
          </table:table-cell>
          <table:table-cell office:value-type="float" office:value="0.455645161290323">
            <text:p>0.4556451613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12542505457132">
            <text:p>0.6125425055</text:p>
          </table:table-cell>
          <table:table-cell office:value-type="float" office:value="0.463709677419355">
            <text:p>0.463709677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0252739579872">
            <text:p>0.6025273958</text:p>
          </table:table-cell>
          <table:table-cell office:value-type="float" office:value="0.479838709677419">
            <text:p>0.4798387097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592547415957711">
            <text:p>0.592547416</text:p>
          </table:table-cell>
          <table:table-cell office:value-type="float" office:value="0.475806451612903">
            <text:p>0.4758064516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582673787737132">
            <text:p>0.5826737877</text:p>
          </table:table-cell>
          <table:table-cell office:value-type="float" office:value="0.491935483870968">
            <text:p>0.4919354839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57297227372451">
            <text:p>0.5729722737</text:p>
          </table:table-cell>
          <table:table-cell office:value-type="float" office:value="0.508064516129032">
            <text:p>0.508064516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563512329891154">
            <text:p>0.5635123299</text:p>
          </table:table-cell>
          <table:table-cell office:value-type="float" office:value="0.512096774193548">
            <text:p>0.5120967742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554368577202275">
            <text:p>0.5543685772</text:p>
          </table:table-cell>
          <table:table-cell office:value-type="float" office:value="0.528225806451613">
            <text:p>0.528225806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545609273828486">
            <text:p>0.5456092738</text:p>
          </table:table-cell>
          <table:table-cell office:value-type="float" office:value="0.532258064516129">
            <text:p>0.5322580645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37278654384828">
            <text:p>0.5372786544</text:p>
          </table:table-cell>
          <table:table-cell office:value-type="float" office:value="0.536290322580645">
            <text:p>0.5362903226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529385427632718">
            <text:p>0.5293854276</text:p>
          </table:table-cell>
          <table:table-cell office:value-type="float" office:value="0.544354838709677">
            <text:p>0.5443548387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52190347318989">
            <text:p>0.5219034732</text:p>
          </table:table-cell>
          <table:table-cell office:value-type="float" office:value="0.55241935483871">
            <text:p>0.5524193548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14781915400196">
            <text:p>0.5147819154</text:p>
          </table:table-cell>
          <table:table-cell office:value-type="float" office:value="0.55241935483871">
            <text:p>0.5524193548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507958364589042">
            <text:p>0.5079583646</text:p>
          </table:table-cell>
          <table:table-cell office:value-type="float" office:value="0.564516129032258">
            <text:p>0.564516129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50137083409138">
            <text:p>0.5013708341</text:p>
          </table:table-cell>
          <table:table-cell office:value-type="float" office:value="0.564516129032258">
            <text:p>0.56451612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94966221100862">
            <text:p>0.4949662211</text:p>
          </table:table-cell>
          <table:table-cell office:value-type="float" office:value="0.564516129032258">
            <text:p>0.564516129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88702577284111">
            <text:p>0.4887025773</text:p>
          </table:table-cell>
          <table:table-cell office:value-type="float" office:value="0.564516129032258">
            <text:p>0.564516129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82545459658575">
            <text:p>0.4825454597</text:p>
          </table:table-cell>
          <table:table-cell office:value-type="float" office:value="0.564516129032258">
            <text:p>0.564516129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76468733128281">
            <text:p>0.4764687331</text:p>
          </table:table-cell>
          <table:table-cell office:value-type="float" office:value="0.57258064516129">
            <text:p>0.5725806452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7046608658997">
            <text:p>0.4704660866</text:p>
          </table:table-cell>
          <table:table-cell office:value-type="float" office:value="0.568548387096774">
            <text:p>0.5685483871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64556009876066">
            <text:p>0.4645560099</text:p>
          </table:table-cell>
          <table:table-cell office:value-type="float" office:value="0.57258064516129">
            <text:p>0.5725806452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58765776735433">
            <text:p>0.4587657767</text:p>
          </table:table-cell>
          <table:table-cell office:value-type="float" office:value="0.576612903225807">
            <text:p>0.5766129032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53114146528032">
            <text:p>0.4531141465</text:p>
          </table:table-cell>
          <table:table-cell office:value-type="float" office:value="0.576612903225807">
            <text:p>0.5766129032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47607701485909">
            <text:p>0.4476077015</text:p>
          </table:table-cell>
          <table:table-cell office:value-type="float" office:value="0.584677419354839">
            <text:p>0.5846774194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442244156347564">
            <text:p>0.4422441563</text:p>
          </table:table-cell>
          <table:table-cell office:value-type="float" office:value="0.592741935483871">
            <text:p>0.5927419355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437016032175262">
            <text:p>0.4370160322</text:p>
          </table:table-cell>
          <table:table-cell office:value-type="float" office:value="0.596774193548387">
            <text:p>0.5967741935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431913141972442">
            <text:p>0.431913142</text:p>
          </table:table-cell>
          <table:table-cell office:value-type="float" office:value="0.604838709677419">
            <text:p>0.6048387097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426923994080287">
            <text:p>0.4269239941</text:p>
          </table:table-cell>
          <table:table-cell office:value-type="float" office:value="0.604838709677419">
            <text:p>0.6048387097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2203639800699">
            <text:p>0.422036398</text:p>
          </table:table-cell>
          <table:table-cell office:value-type="float" office:value="0.612903225806452">
            <text:p>0.6129032258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417237443903808">
            <text:p>0.4172374439</text:p>
          </table:table-cell>
          <table:table-cell office:value-type="float" office:value="0.620967741935484">
            <text:p>0.6209677419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12512824460541">
            <text:p>0.4125128245</text:p>
          </table:table-cell>
          <table:table-cell office:value-type="float" office:value="0.625">
            <text:p>0.625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07845098890132">
            <text:p>0.4078450989</text:p>
          </table:table-cell>
          <table:table-cell office:value-type="float" office:value="0.625">
            <text:p>0.625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03209969323547">
            <text:p>0.4032099693</text:p>
          </table:table-cell>
          <table:table-cell office:value-type="float" office:value="0.625">
            <text:p>0.625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98569889607472">
            <text:p>0.3985698896</text:p>
          </table:table-cell>
          <table:table-cell office:value-type="float" office:value="0.625">
            <text:p>0.625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393870434222247">
            <text:p>0.3938704342</text:p>
          </table:table-cell>
          <table:table-cell office:value-type="float" office:value="0.637096774193548">
            <text:p>0.637096774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389063782783153">
            <text:p>0.3890637828</text:p>
          </table:table-cell>
          <table:table-cell office:value-type="float" office:value="0.641129032258065">
            <text:p>0.6411290323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384158798392289">
            <text:p>0.3841587984</text:p>
          </table:table-cell>
          <table:table-cell office:value-type="float" office:value="0.645161290322581">
            <text:p>0.6451612903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379212632746341">
            <text:p>0.3792126327</text:p>
          </table:table-cell>
          <table:table-cell office:value-type="float" office:value="0.645161290322581">
            <text:p>0.6451612903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374274215566698">
            <text:p>0.3742742156</text:p>
          </table:table-cell>
          <table:table-cell office:value-type="float" office:value="0.649193548387097">
            <text:p>0.6491935484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369351525611756">
            <text:p>0.3693515256</text:p>
          </table:table-cell>
          <table:table-cell office:value-type="float" office:value="0.657258064516129">
            <text:p>0.6572580645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364414006025369">
            <text:p>0.364414006</text:p>
          </table:table-cell>
          <table:table-cell office:value-type="float" office:value="0.665322580645161">
            <text:p>0.6653225806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359397620498828">
            <text:p>0.3593976205</text:p>
          </table:table-cell>
          <table:table-cell office:value-type="float" office:value="0.673387096774194">
            <text:p>0.6733870968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354200997327021">
            <text:p>0.3542009973</text:p>
          </table:table-cell>
          <table:table-cell office:value-type="float" office:value="0.673387096774194">
            <text:p>0.6733870968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348801541818831">
            <text:p>0.3488015418</text:p>
          </table:table-cell>
          <table:table-cell office:value-type="float" office:value="0.67741935483871">
            <text:p>0.6774193548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343443210348011">
            <text:p>0.3434432103</text:p>
          </table:table-cell>
          <table:table-cell office:value-type="float" office:value="0.701612903225807">
            <text:p>0.7016129032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338305946926814">
            <text:p>0.3383059469</text:p>
          </table:table-cell>
          <table:table-cell office:value-type="float" office:value="0.709677419354839">
            <text:p>0.709677419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333368751391747">
            <text:p>0.3333687514</text:p>
          </table:table-cell>
          <table:table-cell office:value-type="float" office:value="0.713709677419355">
            <text:p>0.7137096774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328581085415827">
            <text:p>0.3285810854</text:p>
          </table:table-cell>
          <table:table-cell office:value-type="float" office:value="0.713709677419355">
            <text:p>0.7137096774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323913925930744">
            <text:p>0.3239139259</text:p>
          </table:table-cell>
          <table:table-cell office:value-type="float" office:value="0.721774193548387">
            <text:p>0.7217741935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319353257604038">
            <text:p>0.3193532576</text:p>
          </table:table-cell>
          <table:table-cell office:value-type="float" office:value="0.725806451612903">
            <text:p>0.7258064516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314892183785889">
            <text:p>0.3148921838</text:p>
          </table:table-cell>
          <table:table-cell office:value-type="float" office:value="0.733870967741936">
            <text:p>0.7338709677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310526916882843">
            <text:p>0.3105269169</text:p>
          </table:table-cell>
          <table:table-cell office:value-type="float" office:value="0.737903225806452">
            <text:p>0.7379032258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306254798964511">
            <text:p>0.306254799</text:p>
          </table:table-cell>
          <table:table-cell office:value-type="float" office:value="0.737903225806452">
            <text:p>0.7379032258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302073205873877">
            <text:p>0.3020732059</text:p>
          </table:table-cell>
          <table:table-cell office:value-type="float" office:value="0.737903225806452">
            <text:p>0.7379032258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297978871696978">
            <text:p>0.2979788717</text:p>
          </table:table-cell>
          <table:table-cell office:value-type="float" office:value="0.741935483870968">
            <text:p>0.7419354839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29396746478818">
            <text:p>0.2939674648</text:p>
          </table:table-cell>
          <table:table-cell office:value-type="float" office:value="0.741935483870968">
            <text:p>0.7419354839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290033384667302">
            <text:p>0.2900333847</text:p>
          </table:table-cell>
          <table:table-cell office:value-type="float" office:value="0.741935483870968">
            <text:p>0.7419354839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8616987674523">
            <text:p>0.2861698767</text:p>
          </table:table-cell>
          <table:table-cell office:value-type="float" office:value="0.75">
            <text:p>0.75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282369691234919">
            <text:p>0.2823696912</text:p>
          </table:table-cell>
          <table:table-cell office:value-type="float" office:value="0.754032258064516">
            <text:p>0.7540322581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278626448762652">
            <text:p>0.2786264488</text:p>
          </table:table-cell>
          <table:table-cell office:value-type="float" office:value="0.754032258064516">
            <text:p>0.7540322581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274936318032291">
            <text:p>0.274936318</text:p>
          </table:table-cell>
          <table:table-cell office:value-type="float" office:value="0.762096774193548">
            <text:p>0.7620967742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271298856128524">
            <text:p>0.2712988561</text:p>
          </table:table-cell>
          <table:table-cell office:value-type="float" office:value="0.766129032258065">
            <text:p>0.7661290323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267716131757111">
            <text:p>0.2677161318</text:p>
          </table:table-cell>
          <table:table-cell office:value-type="float" office:value="0.766129032258065">
            <text:p>0.7661290323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6419075146168">
            <text:p>0.2641907515</text:p>
          </table:table-cell>
          <table:table-cell office:value-type="float" office:value="0.762096774193548">
            <text:p>0.7620967742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260724229645905">
            <text:p>0.2607242296</text:p>
          </table:table-cell>
          <table:table-cell office:value-type="float" office:value="0.766129032258065">
            <text:p>0.7661290323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257316398302327">
            <text:p>0.2573163983</text:p>
          </table:table-cell>
          <table:table-cell office:value-type="float" office:value="0.766129032258065">
            <text:p>0.7661290323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253965600226137">
            <text:p>0.2539656002</text:p>
          </table:table-cell>
          <table:table-cell office:value-type="float" office:value="0.770161290322581">
            <text:p>0.7701612903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250669178445471">
            <text:p>0.2506691784</text:p>
          </table:table-cell>
          <table:table-cell office:value-type="float" office:value="0.770161290322581">
            <text:p>0.7701612903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24742396375594">
            <text:p>0.2474239638</text:p>
          </table:table-cell>
          <table:table-cell office:value-type="float" office:value="0.778225806451613">
            <text:p>0.7782258065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244226654580235">
            <text:p>0.2442266546</text:p>
          </table:table-cell>
          <table:table-cell office:value-type="float" office:value="0.778225806451613">
            <text:p>0.7782258065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241074071991658">
            <text:p>0.241074072</text:p>
          </table:table-cell>
          <table:table-cell office:value-type="float" office:value="0.778225806451613">
            <text:p>0.7782258065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37963284620193">
            <text:p>0.2379632846</text:p>
          </table:table-cell>
          <table:table-cell office:value-type="float" office:value="0.778225806451613">
            <text:p>0.7782258065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234891562667059">
            <text:p>0.2348915627</text:p>
          </table:table-cell>
          <table:table-cell office:value-type="float" office:value="0.778225806451613">
            <text:p>0.7782258065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31856052333412">
            <text:p>0.2318560523</text:p>
          </table:table-cell>
          <table:table-cell office:value-type="float" office:value="0.782258064516129">
            <text:p>0.7822580645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228852966502389">
            <text:p>0.2288529665</text:p>
          </table:table-cell>
          <table:table-cell office:value-type="float" office:value="0.782258064516129">
            <text:p>0.7822580645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22587590392926">
            <text:p>0.2258759039</text:p>
          </table:table-cell>
          <table:table-cell office:value-type="float" office:value="0.786290322580645">
            <text:p>0.7862903226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22912179664818">
            <text:p>0.2229121797</text:p>
          </table:table-cell>
          <table:table-cell office:value-type="float" office:value="0.786290322580645">
            <text:p>0.7862903226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219932070006299">
            <text:p>0.21993207</text:p>
          </table:table-cell>
          <table:table-cell office:value-type="float" office:value="0.786290322580645">
            <text:p>0.7862903226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216840000835458">
            <text:p>0.2168400008</text:p>
          </table:table-cell>
          <table:table-cell office:value-type="float" office:value="0.790322580645161">
            <text:p>0.7903225806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13253110000769">
            <text:p>0.21325311</text:p>
          </table:table-cell>
          <table:table-cell office:value-type="float" office:value="0.798387096774194">
            <text:p>0.7983870968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209385305257753">
            <text:p>0.2093853053</text:p>
          </table:table-cell>
          <table:table-cell office:value-type="float" office:value="0.798387096774194">
            <text:p>0.7983870968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205826710823796">
            <text:p>0.2058267108</text:p>
          </table:table-cell>
          <table:table-cell office:value-type="float" office:value="0.80241935483871">
            <text:p>0.8024193548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202467917067432">
            <text:p>0.2024679171</text:p>
          </table:table-cell>
          <table:table-cell office:value-type="float" office:value="0.810483870967742">
            <text:p>0.810483871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99292180792136">
            <text:p>0.1992921808</text:p>
          </table:table-cell>
          <table:table-cell office:value-type="float" office:value="0.810483870967742">
            <text:p>0.810483871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96291538518789">
            <text:p>0.1962915385</text:p>
          </table:table-cell>
          <table:table-cell office:value-type="float" office:value="0.814516129032258">
            <text:p>0.814516129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93434668076227">
            <text:p>0.1934346681</text:p>
          </table:table-cell>
          <table:table-cell office:value-type="float" office:value="0.814516129032258">
            <text:p>0.814516129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90695543523852">
            <text:p>0.1906955435</text:p>
          </table:table-cell>
          <table:table-cell office:value-type="float" office:value="0.818548387096774">
            <text:p>0.8185483871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88057384558039">
            <text:p>0.1880573846</text:p>
          </table:table-cell>
          <table:table-cell office:value-type="float" office:value="0.818548387096774">
            <text:p>0.8185483871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85509178473255">
            <text:p>0.1855091785</text:p>
          </table:table-cell>
          <table:table-cell office:value-type="float" office:value="0.818548387096774">
            <text:p>0.8185483871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83042883818495">
            <text:p>0.1830428838</text:p>
          </table:table-cell>
          <table:table-cell office:value-type="float" office:value="0.82258064516129">
            <text:p>0.8225806452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80652119300649">
            <text:p>0.1806521193</text:p>
          </table:table-cell>
          <table:table-cell office:value-type="float" office:value="0.82258064516129">
            <text:p>0.8225806452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78331713230626">
            <text:p>0.1783317132</text:p>
          </table:table-cell>
          <table:table-cell office:value-type="float" office:value="0.82258064516129">
            <text:p>0.8225806452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7607748315209">
            <text:p>0.1760774832</text:p>
          </table:table-cell>
          <table:table-cell office:value-type="float" office:value="0.826612903225806">
            <text:p>0.8266129032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73885988953736">
            <text:p>0.173885989</text:p>
          </table:table-cell>
          <table:table-cell office:value-type="float" office:value="0.826612903225806">
            <text:p>0.8266129032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71754306790625">
            <text:p>0.1717543068</text:p>
          </table:table-cell>
          <table:table-cell office:value-type="float" office:value="0.826612903225806">
            <text:p>0.8266129032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69679950761502">
            <text:p>0.1696799508</text:p>
          </table:table-cell>
          <table:table-cell office:value-type="float" office:value="0.826612903225806">
            <text:p>0.8266129032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67661038603554">
            <text:p>0.1676610386</text:p>
          </table:table-cell>
          <table:table-cell office:value-type="float" office:value="0.826612903225806">
            <text:p>0.8266129032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65696831518639">
            <text:p>0.1656968315</text:p>
          </table:table-cell>
          <table:table-cell office:value-type="float" office:value="0.830645161290323">
            <text:p>0.8306451613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63788972502041">
            <text:p>0.1637889725</text:p>
          </table:table-cell>
          <table:table-cell office:value-type="float" office:value="0.830645161290323">
            <text:p>0.8306451613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61943853273605">
            <text:p>0.1619438533</text:p>
          </table:table-cell>
          <table:table-cell office:value-type="float" office:value="0.830645161290323">
            <text:p>0.8306451613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60171948240177">
            <text:p>0.1601719482</text:p>
          </table:table-cell>
          <table:table-cell office:value-type="float" office:value="0.830645161290323">
            <text:p>0.8306451613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58430031634382">
            <text:p>0.1584300316</text:p>
          </table:table-cell>
          <table:table-cell office:value-type="float" office:value="0.834677419354839">
            <text:p>0.8346774194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56414839161647">
            <text:p>0.1564148392</text:p>
          </table:table-cell>
          <table:table-cell office:value-type="float" office:value="0.838709677419355">
            <text:p>0.8387096774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54097190044736">
            <text:p>0.15409719</text:p>
          </table:table-cell>
          <table:table-cell office:value-type="float" office:value="0.842741935483871">
            <text:p>0.8427419355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51875276208498">
            <text:p>0.1518752762</text:p>
          </table:table-cell>
          <table:table-cell office:value-type="float" office:value="0.842741935483871">
            <text:p>0.8427419355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49775881855894">
            <text:p>0.1497758819</text:p>
          </table:table-cell>
          <table:table-cell office:value-type="float" office:value="0.850806451612903">
            <text:p>0.8508064516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47757066774558">
            <text:p>0.1477570668</text:p>
          </table:table-cell>
          <table:table-cell office:value-type="float" office:value="0.850806451612903">
            <text:p>0.8508064516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45795519770632">
            <text:p>0.1457955198</text:p>
          </table:table-cell>
          <table:table-cell office:value-type="float" office:value="0.850806451612903">
            <text:p>0.8508064516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4387872549237">
            <text:p>0.1438787255</text:p>
          </table:table-cell>
          <table:table-cell office:value-type="float" office:value="0.854838709677419">
            <text:p>0.8548387097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41998901684804">
            <text:p>0.1419989017</text:p>
          </table:table-cell>
          <table:table-cell office:value-type="float" office:value="0.858870967741935">
            <text:p>0.8588709677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40150088647442">
            <text:p>0.1401500886</text:p>
          </table:table-cell>
          <table:table-cell office:value-type="float" office:value="0.870967741935484">
            <text:p>0.8709677419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38327433724332">
            <text:p>0.1383274337</text:p>
          </table:table-cell>
          <table:table-cell office:value-type="float" office:value="0.875">
            <text:p>0.875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36527367459098">
            <text:p>0.1365273675</text:p>
          </table:table-cell>
          <table:table-cell office:value-type="float" office:value="0.875">
            <text:p>0.875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34747770595091">
            <text:p>0.1347477706</text:p>
          </table:table-cell>
          <table:table-cell office:value-type="float" office:value="0.875">
            <text:p>0.875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32987884332218">
            <text:p>0.1329878843</text:p>
          </table:table-cell>
          <table:table-cell office:value-type="float" office:value="0.879032258064516">
            <text:p>0.8790322581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31248017099657">
            <text:p>0.1312480171</text:p>
          </table:table-cell>
          <table:table-cell office:value-type="float" office:value="0.883064516129032">
            <text:p>0.8830645161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29529159694488">
            <text:p>0.1295291597</text:p>
          </table:table-cell>
          <table:table-cell office:value-type="float" office:value="0.887096774193548">
            <text:p>0.8870967742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2783261182205">
            <text:p>0.1278326118</text:p>
          </table:table-cell>
          <table:table-cell office:value-type="float" office:value="0.883064516129032">
            <text:p>0.8830645161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26159691528856">
            <text:p>0.1261596915</text:p>
          </table:table-cell>
          <table:table-cell office:value-type="float" office:value="0.883064516129032">
            <text:p>0.8830645161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24511556285025">
            <text:p>0.1245115563</text:p>
          </table:table-cell>
          <table:table-cell office:value-type="float" office:value="0.879032258064516">
            <text:p>0.8790322581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22889127734095">
            <text:p>0.1228891277</text:p>
          </table:table-cell>
          <table:table-cell office:value-type="float" office:value="0.879032258064516">
            <text:p>0.8790322581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21293091987754">
            <text:p>0.121293092</text:p>
          </table:table-cell>
          <table:table-cell office:value-type="float" office:value="0.887096774193548">
            <text:p>0.8870967742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19723942585209">
            <text:p>0.1197239426</text:p>
          </table:table-cell>
          <table:table-cell office:value-type="float" office:value="0.887096774193548">
            <text:p>0.8870967742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18182037632059">
            <text:p>0.1181820376</text:p>
          </table:table-cell>
          <table:table-cell office:value-type="float" office:value="0.883064516129032">
            <text:p>0.8830645161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16667651001627">
            <text:p>0.116667651</text:p>
          </table:table-cell>
          <table:table-cell office:value-type="float" office:value="0.883064516129032">
            <text:p>0.8830645161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1518100677402">
            <text:p>0.1151810068</text:p>
          </table:table-cell>
          <table:table-cell office:value-type="float" office:value="0.883064516129032">
            <text:p>0.8830645161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13722294359561">
            <text:p>0.1137222944</text:p>
          </table:table-cell>
          <table:table-cell office:value-type="float" office:value="0.879032258064516">
            <text:p>0.8790322581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12291667632727">
            <text:p>0.1122916676</text:p>
          </table:table-cell>
          <table:table-cell office:value-type="float" office:value="0.879032258064516">
            <text:p>0.8790322581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10889234289936">
            <text:p>0.1108892343</text:p>
          </table:table-cell>
          <table:table-cell office:value-type="float" office:value="0.879032258064516">
            <text:p>0.8790322581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0951504186545">
            <text:p>0.1095150419</text:p>
          </table:table-cell>
          <table:table-cell office:value-type="float" office:value="0.879032258064516">
            <text:p>0.8790322581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08169065361945">
            <text:p>0.1081690654</text:p>
          </table:table-cell>
          <table:table-cell office:value-type="float" office:value="0.879032258064516">
            <text:p>0.8790322581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0685119934875">
            <text:p>0.1068511993</text:p>
          </table:table-cell>
          <table:table-cell office:value-type="float" office:value="0.879032258064516">
            <text:p>0.8790322581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05561255425533">
            <text:p>0.1055612554</text:p>
          </table:table-cell>
          <table:table-cell office:value-type="float" office:value="0.875">
            <text:p>0.875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0429896451688">
            <text:p>0.1042989645</text:p>
          </table:table-cell>
          <table:table-cell office:value-type="float" office:value="0.875">
            <text:p>0.875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03063982629502">
            <text:p>0.1030639826</text:p>
          </table:table-cell>
          <table:table-cell office:value-type="float" office:value="0.875">
            <text:p>0.875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01855898378543">
            <text:p>0.1018558984</text:p>
          </table:table-cell>
          <table:table-cell office:value-type="float" office:value="0.879032258064516">
            <text:p>0.8790322581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00674240602644">
            <text:p>0.1006742406</text:p>
          </table:table-cell>
          <table:table-cell office:value-type="float" office:value="0.879032258064516">
            <text:p>0.8790322581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995184845423658">
            <text:p>0.0995184845</text:p>
          </table:table-cell>
          <table:table-cell office:value-type="float" office:value="0.879032258064516">
            <text:p>0.8790322581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983880551701146">
            <text:p>0.0983880552</text:p>
          </table:table-cell>
          <table:table-cell office:value-type="float" office:value="0.883064516129032">
            <text:p>0.8830645161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972823261988464">
            <text:p>0.0972823262</text:p>
          </table:table-cell>
          <table:table-cell office:value-type="float" office:value="0.883064516129032">
            <text:p>0.8830645161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962006130185605">
            <text:p>0.096200613</text:p>
          </table:table-cell>
          <table:table-cell office:value-type="float" office:value="0.891129032258064">
            <text:p>0.8911290323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951421574397152">
            <text:p>0.0951421574</text:p>
          </table:table-cell>
          <table:table-cell office:value-type="float" office:value="0.891129032258064">
            <text:p>0.8911290323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941061021250849">
            <text:p>0.0941061021</text:p>
          </table:table-cell>
          <table:table-cell office:value-type="float" office:value="0.895161290322581">
            <text:p>0.8951612903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930914540446633">
            <text:p>0.093091454</text:p>
          </table:table-cell>
          <table:table-cell office:value-type="float" office:value="0.895161290322581">
            <text:p>0.8951612903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920970410672047">
            <text:p>0.0920970411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911214759157977">
            <text:p>0.0911214759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901631564167791">
            <text:p>0.0901631564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892203413399202">
            <text:p>0.0892203413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882913277635485">
            <text:p>0.0882913278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873747032212479">
            <text:p>0.0873747032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864695751811648">
            <text:p>0.0864695752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855756590001601">
            <text:p>0.085575659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846931798815919">
            <text:p>0.0846931799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838226596327684">
            <text:p>0.0838226596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829647067999789">
            <text:p>0.0829647068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821198815932242">
            <text:p>0.0821198816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812886356916684">
            <text:p>0.0812886357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80471294685869">
            <text:p>0.0804712947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796680570530196">
            <text:p>0.0796680571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788789994181802">
            <text:p>0.078878999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781040866815923">
            <text:p>0.078104086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773431869690658">
            <text:p>0.07734318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765960900443103">
            <text:p>0.07659609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758625268761862">
            <text:p>0.0758625269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751421881409603">
            <text:p>0.0751421881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744347401406041">
            <text:p>0.0744347401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737398374251975">
            <text:p>0.073739837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730571320441913">
            <text:p>0.073057132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72386279746796">
            <text:p>0.0723862797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717269436390245">
            <text:p>0.0717269436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71078795846347">
            <text:p>0.0710787958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704415176833634">
            <text:p>0.0704415177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698147987361425">
            <text:p>0.0698147987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691983351437915">
            <text:p>0.0691983351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685918272349959">
            <text:p>0.0685918272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679949765319982">
            <text:p>0.0679949765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674074819626651">
            <text:p>0.067407482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668290348814563">
            <text:p>0.0668290349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662593121197621">
            <text:p>0.0662593121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656979656699497">
            <text:p>0.0656979657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651446067413486">
            <text:p>0.0651446067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645987812617135">
            <text:p>0.0645987813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640599352984777">
            <text:p>0.0640599353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3527376922027">
            <text:p>0.0635273769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630002619230882">
            <text:p>0.0630002619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624776614595773">
            <text:p>0.0624776615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619587757213613">
            <text:p>0.0619587757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614432787177626">
            <text:p>0.0614432787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609316231746704">
            <text:p>0.0609316232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604250632863922">
            <text:p>0.0604250633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599253156890879">
            <text:p>0.0599253157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594340490317487">
            <text:p>0.059434049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589524905825755">
            <text:p>0.0589524906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84812945597192">
            <text:p>0.0584812946</text:p>
          </table:table-cell>
          <table:table-cell office:value-type="float" office:value="0.895161290322581">
            <text:p>0.8951612903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580206211328644">
            <text:p>0.0580206211</text:p>
          </table:table-cell>
          <table:table-cell office:value-type="float" office:value="0.895161290322581">
            <text:p>0.8951612903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575702985344665">
            <text:p>0.0575702985</text:p>
          </table:table-cell>
          <table:table-cell office:value-type="float" office:value="0.895161290322581">
            <text:p>0.8951612903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571299748367069">
            <text:p>0.0571299748</text:p>
          </table:table-cell>
          <table:table-cell office:value-type="float" office:value="0.895161290322581">
            <text:p>0.8951612903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566992245015533">
            <text:p>0.0566992245</text:p>
          </table:table-cell>
          <table:table-cell office:value-type="float" office:value="0.891129032258064">
            <text:p>0.8911290323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562776107116841">
            <text:p>0.0562776107</text:p>
          </table:table-cell>
          <table:table-cell office:value-type="float" office:value="0.887096774193548">
            <text:p>0.8870967742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558647163230091">
            <text:p>0.0558647163</text:p>
          </table:table-cell>
          <table:table-cell office:value-type="float" office:value="0.887096774193548">
            <text:p>0.8870967742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55460155989845">
            <text:p>0.055460156</text:p>
          </table:table-cell>
          <table:table-cell office:value-type="float" office:value="0.891129032258064">
            <text:p>0.8911290323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550635782718845">
            <text:p>0.0550635783</text:p>
          </table:table-cell>
          <table:table-cell office:value-type="float" office:value="0.891129032258064">
            <text:p>0.8911290323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546746629927861">
            <text:p>0.054674663</text:p>
          </table:table-cell>
          <table:table-cell office:value-type="float" office:value="0.891129032258064">
            <text:p>0.8911290323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542931166710182">
            <text:p>0.0542931167</text:p>
          </table:table-cell>
          <table:table-cell office:value-type="float" office:value="0.891129032258064">
            <text:p>0.8911290323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539186673685139">
            <text:p>0.0539186674</text:p>
          </table:table-cell>
          <table:table-cell office:value-type="float" office:value="0.891129032258064">
            <text:p>0.8911290323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53551059483416">
            <text:p>0.0535510595</text:p>
          </table:table-cell>
          <table:table-cell office:value-type="float" office:value="0.891129032258064">
            <text:p>0.8911290323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531900485855986">
            <text:p>0.0531900486</text:p>
          </table:table-cell>
          <table:table-cell office:value-type="float" office:value="0.891129032258064">
            <text:p>0.8911290323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528353961908163">
            <text:p>0.0528353962</text:p>
          </table:table-cell>
          <table:table-cell office:value-type="float" office:value="0.891129032258064">
            <text:p>0.8911290323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524868643040109">
            <text:p>0.0524868643</text:p>
          </table:table-cell>
          <table:table-cell office:value-type="float" office:value="0.895161290322581">
            <text:p>0.8951612903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521442096020841">
            <text:p>0.0521442096</text:p>
          </table:table-cell>
          <table:table-cell office:value-type="float" office:value="0.895161290322581">
            <text:p>0.8951612903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518071772729193">
            <text:p>0.0518071773</text:p>
          </table:table-cell>
          <table:table-cell office:value-type="float" office:value="0.895161290322581">
            <text:p>0.8951612903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514754947960968">
            <text:p>0.0514754948</text:p>
          </table:table-cell>
          <table:table-cell office:value-type="float" office:value="0.895161290322581">
            <text:p>0.8951612903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51148866344927">
            <text:p>0.0511488663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508269689639594">
            <text:p>0.050826969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505094520973055">
            <text:p>0.0505094521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501959421703673">
            <text:p>0.0501959422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498860534609162">
            <text:p>0.0498860535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495794052271727">
            <text:p>0.0495794052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492756431066348">
            <text:p>0.0492756431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489744607720417">
            <text:p>0.0489744608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486756167318018">
            <text:p>0.0486756167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483789418840504">
            <text:p>0.0483789419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480843360889219">
            <text:p>0.0480843361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477917556287227">
            <text:p>0.0477917556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475011963325555">
            <text:p>0.0475011963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47212678011402">
            <text:p>0.047212678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469262344415891">
            <text:p>0.0469262344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466419103403891">
            <text:p>0.0466419103</text:p>
          </table:table-cell>
          <table:table-cell office:value-type="float" office:value="0.895161290322581">
            <text:p>0.8951612903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463597639732941">
            <text:p>0.046359764</text:p>
          </table:table-cell>
          <table:table-cell office:value-type="float" office:value="0.895161290322581">
            <text:p>0.8951612903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460798723070088">
            <text:p>0.0460798723</text:p>
          </table:table-cell>
          <table:table-cell office:value-type="float" office:value="0.895161290322581">
            <text:p>0.8951612903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458023353623138">
            <text:p>0.0458023354</text:p>
          </table:table-cell>
          <table:table-cell office:value-type="float" office:value="0.895161290322581">
            <text:p>0.8951612903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45527277352254">
            <text:p>0.0455272774</text:p>
          </table:table-cell>
          <table:table-cell office:value-type="float" office:value="0.895161290322581">
            <text:p>0.8951612903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452548436858921">
            <text:p>0.0452548437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449851943362262">
            <text:p>0.0449851943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447184949901377">
            <text:p>0.044718495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444549076883596">
            <text:p>0.0444549077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441945824343863">
            <text:p>0.0441945824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439376507338862">
            <text:p>0.0439376507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436842214535168">
            <text:p>0.0436842215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434343789206119">
            <text:p>0.0434343789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431881828914257">
            <text:p>0.0431881829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429456698910045">
            <text:p>0.0429456699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42706855428821">
            <text:p>0.0427068554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4247173666826">
            <text:p>0.0424717367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422402952306426">
            <text:p>0.0422402952</text:p>
          </table:table-cell>
          <table:table-cell office:value-type="float" office:value="0.899193548387097">
            <text:p>0.8991935484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420124999164031">
            <text:p>0.0420124999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417883092120556">
            <text:p>0.0417883092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415676735166077">
            <text:p>0.0415676735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41350537065975">
            <text:p>0.0413505371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411368395622824">
            <text:p>0.0411368396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409265175309316">
            <text:p>0.0409265175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407195054358407">
            <text:p>0.0407195054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405157365853549">
            <text:p>0.0405157366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403151438602319">
            <text:p>0.0403151439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401176602923363">
            <text:p>0.0401176603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399232195192075">
            <text:p>0.0399232195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397317561360662">
            <text:p>0.0397317561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395432059634443">
            <text:p>0.039543206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393575062455819">
            <text:p>0.0393575062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391745957921215">
            <text:p>0.0391745958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389944150734152">
            <text:p>0.0389944151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388169062779213">
            <text:p>0.0388169063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386420133386628">
            <text:p>0.0386420133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384696819344847">
            <text:p>0.0384696819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382998594708534">
            <text:p>0.0382998595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381324950441288">
            <text:p>0.038132495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379675393925804">
            <text:p>0.0379675394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378049448368871">
            <text:p>0.0378049448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376446652124102">
            <text:p>0.0376446652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374866557951657">
            <text:p>0.0374866558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373308732231065">
            <text:p>0.0373308732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371772754140598">
            <text:p>0.037177275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370258214814231">
            <text:p>0.037025821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36876471648513">
            <text:p>0.0368764716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367291871622646">
            <text:p>0.0367291872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365839302067935">
            <text:p>0.0365839302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364406638171563">
            <text:p>0.0364406638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362993517934741">
            <text:p>0.0362993518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361599586154064">
            <text:p>0.0361599586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360224493567969">
            <text:p>0.036022449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35886789600127">
            <text:p>0.0358867896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357529453502369">
            <text:p>0.035752945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356208829465822">
            <text:p>0.0356208829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354905689730989">
            <text:p>0.035490569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35361970164548">
            <text:p>0.0353619702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352350533080067">
            <text:p>0.0352350533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351097851379656">
            <text:p>0.0351097851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349861322233001">
            <text:p>0.0349861322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348640608442119">
            <text:p>0.0348640608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347435368571099">
            <text:p>0.0347435369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346245255453538">
            <text:p>0.034624525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345069914538599">
            <text:p>0.034506991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343908982058289">
            <text:p>0.0343908982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342762083003981">
            <text:p>0.0342762083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341628828909427">
            <text:p>0.0341628829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340508815452083">
            <text:p>0.034050881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339401619906106">
            <text:p>0.033940162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338306798510844">
            <text:p>0.0338306799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337223883859871">
            <text:p>0.033722388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336152382469178">
            <text:p>0.0336152382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335091772749554">
            <text:p>0.0335091773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334041503686051">
            <text:p>0.033404150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333000994612372">
            <text:p>0.033300099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331969636550783">
            <text:p>0.033196963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330946795654092">
            <text:p>0.0330946796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329931819313457">
            <text:p>0.0329931819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328924045457235">
            <text:p>0.032892404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327922815431511">
            <text:p>0.032792281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326927490596546">
            <text:p>0.0326927491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325937472383353">
            <text:p>0.0325937472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324952225045618">
            <text:p>0.032495222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32397129976556">
            <text:p>0.03239713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322994358220497">
            <text:p>0.0322994358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322021193312616">
            <text:p>0.0322021193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321051744637325">
            <text:p>0.032105174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320086106512681">
            <text:p>0.032008610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319124527039933">
            <text:p>0.031912452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318167397642941">
            <text:p>0.0318167398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317215233679586">
            <text:p>0.031721523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316268647812882">
            <text:p>0.0316268648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315328318658907">
            <text:p>0.0315328319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314394957642529">
            <text:p>0.0314394958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313469276942716">
            <text:p>0.031346927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312551960956133">
            <text:p>0.0312551961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311643642987574">
            <text:p>0.0311643643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310744888055891">
            <text:p>0.0310744888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309856181936697">
            <text:p>0.0309856182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308977925954143">
            <text:p>0.0308977926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30811043663249">
            <text:p>0.030811043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307253949122808">
            <text:p>0.0307253949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306408623295944">
            <text:p>0.0306408623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30557455148909">
            <text:p>0.0305574551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304751767058558">
            <text:p>0.030475176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303940253082641">
            <text:p>0.0303940253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303139950745325">
            <text:p>0.0303139951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302350767095556">
            <text:p>0.030235076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30157258200962">
            <text:p>0.0301572582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300805254284545">
            <text:p>0.030080525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300048626861253">
            <text:p>0.030004862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299302531222366">
            <text:p>0.0299302531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298566791036663">
            <text:p>0.0298566791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297841225135239">
            <text:p>0.029784122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2971256499078">
            <text:p>0.02971256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296419881204719">
            <text:p>0.0296419881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295723735823931">
            <text:p>0.0295723736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295037032653388">
            <text:p>0.0295037033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294359593530785">
            <text:p>0.029435959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293691243873417">
            <text:p>0.029369124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293031813122735">
            <text:p>0.0293031813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292381135040774">
            <text:p>0.029238113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291739047889128">
            <text:p>0.0291739048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291105394515509">
            <text:p>0.029110539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29048002236827">
            <text:p>0.0290480022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28986278345528">
            <text:p>0.0289862783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289253534260274">
            <text:p>0.028925353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288652135627136">
            <text:p>0.0288652136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288058452620366">
            <text:p>0.0288058453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287472354368226">
            <text:p>0.028747235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286893713893612">
            <text:p>0.028689371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286322407936571">
            <text:p>0.0286322408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285758316771455">
            <text:p>0.0285758317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285201324020969">
            <text:p>0.0285201324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284651316468793">
            <text:p>0.0284651316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284108183872024">
            <text:p>0.0284108184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283571818774253">
            <text:p>0.0283571819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283042116319877">
            <text:p>0.0283042116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282518974069943">
            <text:p>0.0282518974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282002291819689">
            <text:p>0.0282002292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281491971417731">
            <text:p>0.0281491971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280987916586743">
            <text:p>0.0280987917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280490032745336">
            <text:p>0.0280490033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279998226830716">
            <text:p>0.0279998227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279512407121599">
            <text:p>0.0279512407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279032483060706">
            <text:p>0.0279032483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278558365076052">
            <text:p>0.0278558365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278089964400078">
            <text:p>0.0278089964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277627192885479">
            <text:p>0.0277627193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277169962816443">
            <text:p>0.0277169963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276718186713721">
            <text:p>0.0276718187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276271777131727">
            <text:p>0.0276271777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275830646445562">
            <text:p>0.0275830646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275394706625496">
            <text:p>0.0275394707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274963868996033">
            <text:p>0.0274963869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274538043976274">
            <text:p>0.0274538044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274117140797677">
            <text:p>0.0274117141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273701067194813">
            <text:p>0.0273701067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27328972906392">
            <text:p>0.0273289729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27288303008338">
            <text:p>0.027288303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272480871289277">
            <text:p>0.0272480871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272083150598287">
            <text:p>0.0272083151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271689762269009">
            <text:p>0.0271689762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271300596291758">
            <text:p>0.0271300596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27091553769554">
            <text:p>0.0270915538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27053446575976">
            <text:p>0.0270534466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270157253117019">
            <text:p>0.0270157253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269783764732374">
            <text:p>0.0269783765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269413856743875">
            <text:p>0.0269413857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269047375149221">
            <text:p>0.0269047375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268684154324542">
            <text:p>0.0268684154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268324015364043">
            <text:p>0.0268324015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267966764234424">
            <text:p>0.0267966764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267612189746506">
            <text:p>0.026761219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267260061359855">
            <text:p>0.0267260061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266910126855847">
            <text:p>0.0266910127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266562109942609">
            <text:p>0.026656211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266215707893637">
            <text:p>0.0266215708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265870589372538">
            <text:p>0.0265870589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265526392660439">
            <text:p>0.0265526393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265182724579738">
            <text:p>0.0265182725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264839160494481">
            <text:p>0.026483916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264495245855276">
            <text:p>0.0264495246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264150499829991">
            <text:p>0.02641505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263804421596197">
            <text:p>0.0263804422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263456499834155">
            <text:p>0.02634565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263106225810357">
            <text:p>0.0263106226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262753110143176">
            <text:p>0.026275311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262396702872036">
            <text:p>0.0262396703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262036615824415">
            <text:p>0.0262036616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26167254556284">
            <text:p>0.0261672546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261304294537528">
            <text:p>0.0261304295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260931787665016">
            <text:p>0.0260931788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260555081603025">
            <text:p>0.0260555082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260174364630342">
            <text:p>0.0260174365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259789946249936">
            <text:p>0.0259789946</text:p>
          </table:table-cell>
          <table:table-cell office:value-type="float" office:value="0.911290322580645">
            <text:p>0.9112903226</text:p>
          </table:table-cell>
          <table:table-cell table:number-columns-repeated="3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25940223720213">
            <text:p>0.025940223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259011722133265">
            <text:p>0.0259011722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258618928304818">
            <text:p>0.0258618928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258224394152389">
            <text:p>0.025822439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257828641143405">
            <text:p>0.0257828641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257432151407501">
            <text:p>0.0257432151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257035352349488">
            <text:p>0.0257035352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256638608245308">
            <text:p>0.0256638608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256242217914033">
            <text:p>0.0256242218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255846417055389">
            <text:p>0.025584641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255451383713781">
            <text:p>0.025545138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255057245471638">
            <text:p>0.025505724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254664087262535">
            <text:p>0.025466408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254271959023455">
            <text:p>0.0254271959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253880882706647">
            <text:p>0.0253880883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253490858411302">
            <text:p>0.0253490858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253101869565739">
            <text:p>0.02531018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252713887199141">
            <text:p>0.025271388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252326873401838">
            <text:p>0.0252326873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251940784098916">
            <text:p>0.025194078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251555571266096">
            <text:p>0.0251555571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251171184708593">
            <text:p>0.025117118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250787573509655">
            <text:p>0.025078757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250404687239644">
            <text:p>0.025040468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250022477001362">
            <text:p>0.025002247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249640896373763">
            <text:p>0.0249640896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24925990230489">
            <text:p>0.0249259902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248879455995553">
            <text:p>0.0248879456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248499523807755">
            <text:p>0.024849952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248120078225808">
            <text:p>0.0248120078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247741098892839">
            <text:p>0.0247741099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247362573740755">
            <text:p>0.024736257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24698450022694">
            <text:p>0.0246984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246606886685814">
            <text:p>0.0246606887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246229753797159">
            <text:p>0.024622975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245853136165483">
            <text:p>0.0245853136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245477083995144">
            <text:p>0.0245477084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245101664834078">
            <text:p>0.0245101665</text:p>
          </table:table-cell>
          <table:table-cell office:value-type="float" office:value="0.907258064516129">
            <text:p>0.9072580645</text:p>
          </table:table-cell>
          <table:table-cell table:number-columns-repeated="3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244726965344469">
            <text:p>0.0244726965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244353093041608">
            <text:p>0.0244353093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243980177922609">
            <text:p>0.0243980178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243608373885496">
            <text:p>0.0243608374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243237859817782">
            <text:p>0.024323786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242868840214237">
            <text:p>0.024286884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242501545169174">
            <text:p>0.0242501545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242136229583116">
            <text:p>0.024213623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241773171431548">
            <text:p>0.0241773171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241412668968846">
            <text:p>0.0241412669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241055036786852">
            <text:p>0.0241055037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24070060071602">
            <text:p>0.0240700601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240349691645687">
            <text:p>0.0240349692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240002638442397">
            <text:p>0.0240002638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239659760250635">
            <text:p>0.023965976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239321358554411">
            <text:p>0.0239321359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23898770944497">
            <text:p>0.0238987709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238659056565221">
            <text:p>0.0238659057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238335605176106">
            <text:p>0.0238335605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238017517712952">
            <text:p>0.0238017518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237704911079007">
            <text:p>0.0237704911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237397855775163">
            <text:p>0.0237397856</text:p>
          </table:table-cell>
          <table:table-cell office:value-type="float" office:value="0.903225806451613">
            <text:p>0.903225806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.981132075471698">
            <text:p>0.9811320755</text:p>
          </table:table-cell>
          <table:table-cell table:number-columns-repeated="5"/>
        </table:table-row>
        <table:table-row table:style-name="ro1">
          <table:table-cell office:value-type="float" office:value="0.903225806451613">
            <text:p>0.9032258065</text:p>
          </table:table-cell>
          <table:table-cell table:number-columns-repeated="3"/>
          <table:table-cell table:style-name="ce1" office:value-type="string" table:number-columns-spanned="2" table:number-rows-spanned="1">
            <text:p>Without Gender and Names</text:p>
          </table:table-cell>
          <table:covered-table-cell table:style-name="ce2"/>
        </table:table-row>
        <table:table-row table:style-name="ro1">
          <table:table-cell table:number-columns-repeated="4"/>
          <table:table-cell table:style-name="ce2" office:value-type="string">
            <text:p>Training</text:p>
          </table:table-cell>
          <table:table-cell table:style-name="ce3" office:value-type="percentage" office:value="0.981132075471698">
            <text:p>98.11%</text:p>
          </table:table-cell>
        </table:table-row>
        <table:table-row table:style-name="ro1">
          <table:table-cell table:number-columns-repeated="4"/>
          <table:table-cell table:style-name="ce2" office:value-type="string">
            <text:p>Validation</text:p>
          </table:table-cell>
          <table:table-cell table:style-name="ce3" office:value-type="percentage" office:value="0.903225806451613">
            <text:p>90.32%</text:p>
          </table:table-cell>
        </table:table-row>
        <table:table-row table:style-name="ro1">
          <table:table-cell office:value-type="float" office:value="0.982479784366577">
            <text:p>0.9824797844</text:p>
          </table:table-cell>
          <table:table-cell table:number-columns-repeated="3"/>
          <table:table-cell table:style-name="ce2" office:value-type="string">
            <text:p>Training</text:p>
          </table:table-cell>
          <table:table-cell table:style-name="ce3" office:value-type="percentage" office:value="0.982479784366577">
            <text:p>98.25%</text:p>
          </table:table-cell>
        </table:table-row>
        <table:table-row table:style-name="ro1">
          <table:table-cell office:value-type="float" office:value="0.899193548387097">
            <text:p>0.8991935484</text:p>
          </table:table-cell>
          <table:table-cell table:number-columns-repeated="3"/>
          <table:table-cell table:style-name="ce2" office:value-type="string">
            <text:p>Validation</text:p>
          </table:table-cell>
          <table:table-cell table:style-name="ce3" office:value-type="percentage" office:value="0.899193548387097">
            <text:p>89.92%</text:p>
          </table:table-cell>
        </table:table-row>
        <table:table-row table:style-name="ro1">
          <table:table-cell table:number-columns-repeated="4"/>
          <table:table-cell table:style-name="ce2" office:value-type="string">
            <text:p>Training</text:p>
          </table:table-cell>
          <table:table-cell table:style-name="ce3" office:value-type="percentage" office:value="0.95822102425876">
            <text:p>95.82%</text:p>
          </table:table-cell>
        </table:table-row>
        <table:table-row table:style-name="ro1">
          <table:table-cell table:number-columns-repeated="4"/>
          <table:table-cell table:style-name="ce2" office:value-type="string">
            <text:p>Validation</text:p>
          </table:table-cell>
          <table:table-cell table:style-name="ce3" office:value-type="percentage" office:value="0.887096774193548">
            <text:p>88.71%</text:p>
          </table:table-cell>
        </table:table-row>
        <table:table-row table:style-name="ro1">
          <table:table-cell office:value-type="float" office:value="0.95822102425876">
            <text:p>0.9582210243</text:p>
          </table:table-cell>
          <table:table-cell table:number-columns-repeated="3"/>
          <table:table-cell table:style-name="ce2" office:value-type="string">
            <text:p>Training</text:p>
          </table:table-cell>
          <table:table-cell table:style-name="ce3" office:value-type="percentage" office:value="0.974393530997305">
            <text:p>97.44%</text:p>
          </table:table-cell>
        </table:table-row>
        <table:table-row table:style-name="ro1">
          <table:table-cell office:value-type="float" office:value="0.887096774193548">
            <text:p>0.8870967742</text:p>
          </table:table-cell>
          <table:table-cell table:number-columns-repeated="3"/>
          <table:table-cell table:style-name="ce2" office:value-type="string">
            <text:p>Validation</text:p>
          </table:table-cell>
          <table:table-cell table:style-name="ce3" office:value-type="percentage" office:value="0.903225806451613">
            <text:p>90.32%</text:p>
          </table:table-cell>
        </table:table-row>
        <table:table-row table:style-name="ro1">
          <table:table-cell table:number-columns-repeated="4"/>
          <table:table-cell table:style-name="ce2" office:value-type="string">
            <text:p>Avg. Training</text:p>
          </table:table-cell>
          <table:table-cell table:style-name="ce4" table:formula="of:=SUM([.A515];[.A519];[.A523];[.A527])/4" office:value-type="percentage" office:value="0.974056603773585">
            <text:p>97.41%</text:p>
          </table:table-cell>
        </table:table-row>
        <table:table-row table:style-name="ro1">
          <table:table-cell table:number-columns-repeated="4"/>
          <table:table-cell table:style-name="ce2" office:value-type="string">
            <text:p>Avg. Validation</text:p>
          </table:table-cell>
          <table:table-cell table:style-name="ce4" table:formula="of:=SUM([.A516];[.A520];[.A524];[.A528])/4" office:value-type="percentage" office:value="0.898185483870968">
            <text:p>89.82%</text:p>
          </table:table-cell>
        </table:table-row>
        <table:table-row table:style-name="ro1">
          <table:table-cell office:value-type="float" office:value="0.974393530997305">
            <text:p>0.974393531</text:p>
          </table:table-cell>
          <table:table-cell table:number-columns-repeated="5"/>
        </table:table-row>
        <table:table-row table:style-name="ro1">
          <table:table-cell office:value-type="float" office:value="0.903225806451613">
            <text:p>0.9032258065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2:2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2:24:10</dc:date>
    <dc:creator>steve </dc:creator>
    <meta:generator>LibreOffice/3.4$Unix LibreOffice_project/340m1$Build-402</meta:generator>
    <meta:editing-duration>PT16M30S</meta:editing-duration>
    <meta:editing-cycles>1</meta:editing-cycles>
    <meta:document-statistic meta:table-count="1" meta:cell-count="1548" meta:object-count="0"/>
  </office:meta>
</office:document-meta>
</file>